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35.49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bce4e5"/>
    </style:style>
    <style:style style:name="ce10" style:family="table-cell" style:parent-style-name="Default">
      <style:table-cell-properties fo:background-color="#fff200"/>
    </style:style>
    <style:style style:name="ce11" style:family="table-cell" style:parent-style-name="Default" style:data-style-name="N107">
      <style:table-cell-properties fo:background-color="#bce4e5"/>
    </style:style>
    <style:style style:name="ce12" style:family="table-cell" style:parent-style-name="Default" style:data-style-name="N107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Retention Time [ms]</text:p>
          </table:table-cell>
          <table:table-cell office:value-type="string" calcext:value-type="string">
            <text:p>Retention Time [min]</text:p>
          </table:table-cell>
          <table:table-cell office:value-type="string" calcext:value-type="string">
            <text:p>Retention Index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formula="of:=[.C2]*60000" office:value-type="float" office:value="523740" calcext:value-type="float">
            <text:p>523740</text:p>
          </table:table-cell>
          <table:table-cell office:value-type="float" office:value="8.729" calcext:value-type="float">
            <text:p>8,729</text:p>
          </table:table-cell>
          <table:table-cell office:value-type="float" office:value="1278.458" calcext:value-type="float">
            <text:p>1278,458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table:formula="of:=[.C3]*60000" office:value-type="float" office:value="533820" calcext:value-type="float">
            <text:p>533820</text:p>
          </table:table-cell>
          <table:table-cell office:value-type="float" office:value="8.897" calcext:value-type="float">
            <text:p>8,897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string" calcext:value-type="string">
            <text:p>Penalty Window</text:p>
          </table:table-cell>
          <table:table-cell table:formula="of:=[.C4]*60000" office:value-type="float" office:value="6000" calcext:value-type="float">
            <text:p>6000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nalty Level Factor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x Penalty</text:p>
          </table:table-cell>
          <table:table-cell table:number-columns-repeated="3" office:value-type="float" office:value="30" calcext:value-type="float">
            <text:p>30</text:p>
          </table:table-cell>
        </table:table-row>
        <table:table-row table:style-name="ro1">
          <table:table-cell table:style-name="ce9" office:value-type="string" calcext:value-type="string">
            <text:p>Window Range Count</text:p>
          </table:table-cell>
          <table:table-cell table:style-name="ce11" table:formula="of:=ABS(([.B2]-[.B3])/[.B4])" office:value-type="float" office:value="1.68000000000001" calcext:value-type="float">
            <text:p>1,680</text:p>
          </table:table-cell>
          <table:table-cell table:style-name="ce11" table:formula="of:=ABS(([.C2]-[.C3])/[.C4])" office:value-type="float" office:value="1.68000000000001" calcext:value-type="float">
            <text:p>1,680</text:p>
          </table:table-cell>
          <table:table-cell table:style-name="ce11" table:formula="of:=ABS(([.D2]-[.D3])/[.D4])" office:value-type="float" office:value="1.15419999999999" calcext:value-type="float">
            <text:p>1,154</text:p>
          </table:table-cell>
        </table:table-row>
        <table:table-row table:style-name="ro1">
          <table:table-cell table:style-name="ce9" office:value-type="string" calcext:value-type="string">
            <text:p>Penalty Calculated</text:p>
          </table:table-cell>
          <table:table-cell table:style-name="ce11" table:formula="of:=IF([.B7]&lt;=1;0;([.B7]-1)*[.B5])" office:value-type="float" office:value="3.40000000000005" calcext:value-type="float">
            <text:p>3,400</text:p>
          </table:table-cell>
          <table:table-cell table:style-name="ce11" table:formula="of:=IF([.C7]&lt;=1;0;([.C7]-1)*[.C5])" office:value-type="float" office:value="3.40000000000005" calcext:value-type="float">
            <text:p>3,400</text:p>
          </table:table-cell>
          <table:table-cell table:style-name="ce11" table:formula="of:=IF([.D7]&lt;=1;0;([.D7]-1)*[.D5])" office:value-type="float" office:value="0.770999999999958" calcext:value-type="float">
            <text:p>0,771</text:p>
          </table:table-cell>
        </table:table-row>
        <table:table-row table:style-name="ro1">
          <table:table-cell table:style-name="ce10" office:value-type="string" calcext:value-type="string">
            <text:p>Penalty Effective</text:p>
          </table:table-cell>
          <table:table-cell table:style-name="ce12" table:formula="of:=-IF([.B8]&gt;[.B6];[.B6];[.B8])" office:value-type="float" office:value="-3.40000000000005" calcext:value-type="float">
            <text:p>-3,400</text:p>
          </table:table-cell>
          <table:table-cell table:style-name="ce12" table:formula="of:=-IF([.C8]&gt;[.C6];[.C6];[.C8])" office:value-type="float" office:value="-3.40000000000005" calcext:value-type="float">
            <text:p>-3,400</text:p>
          </table:table-cell>
          <table:table-cell table:style-name="ce12" table:formula="of:=-IF([.D8]&gt;[.D6];[.D6];[.D8])" office:value-type="float" office:value="-0.770999999999958" calcext:value-type="float">
            <text:p>-0,7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.00.0000</text:date>, <text:time style:data-style-name="N2" text:time-value="08:54:49.36648572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5T13:58:12.331615311</meta:creation-date>
    <dc:date>2022-01-09T08:55:29.497341721</dc:date>
    <meta:editing-duration>PT14M42S</meta:editing-duration>
    <meta:editing-cycles>14</meta:editing-cycles>
    <meta:generator>LibreOffice/6.0.7.3$Linux_X86_64 LibreOffice_project/00m0$Build-3</meta:generator>
    <meta:document-statistic meta:table-count="1" meta:cell-count="35" meta:object-count="0"/>
  </office:meta>
</office:document-meta>
</file>